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5cm" svg:stroke-color="#666666" draw:marker-start-width="0.2cm" draw:marker-end-width="0.2cm" draw:fill-color="#cfe7f5" draw:textarea-horizontal-align="justify" draw:textarea-vertical-align="middle" draw:auto-grow-height="false" fo:min-height="4.246cm" fo:min-width="6.196cm" fo:padding-top="0.15cm" fo:padding-bottom="0.15cm" fo:padding-left="0.275cm" fo:padding-right="0.275cm"/>
    </style:style>
    <style:style style:name="gr2"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635cm" fo:min-width="3.196cm" fo:padding-top="0.15cm" fo:padding-bottom="0.15cm" fo:padding-left="0.275cm" fo:padding-right="0.275cm"/>
    </style:style>
    <style:style style:name="gr3"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556cm" fo:min-width="3.406cm" fo:padding-top="0.15cm" fo:padding-bottom="0.15cm" fo:padding-left="0.275cm" fo:padding-right="0.275cm"/>
    </style:style>
    <style:style style:name="gr4" style:family="graphic" style:parent-style-name="standard">
      <style:graphic-properties svg:stroke-width="0.05cm" svg:stroke-color="#000000" draw:marker-start-width="0.2cm" draw:marker-end-width="0.2cm" draw:fill-color="#ccffcc" draw:textarea-horizontal-align="justify" draw:textarea-vertical-align="middle" draw:auto-grow-height="false" fo:min-height="1.556cm" fo:min-width="3.406cm" fo:padding-top="0.15cm" fo:padding-bottom="0.15cm" fo:padding-left="0.275cm" fo:padding-right="0.275cm"/>
    </style:style>
    <style:style style:name="gr5" style:family="graphic" style:parent-style-name="standard">
      <style:graphic-properties svg:stroke-width="0.05cm" svg:stroke-color="#000000" draw:marker-start-width="0.2cm" draw:marker-end-width="0.2cm" draw:fill-color="#99ccff" draw:textarea-horizontal-align="justify" draw:textarea-vertical-align="middle" draw:auto-grow-height="false" fo:min-height="0.834cm" fo:min-width="5.684cm" fo:padding-top="0.15cm" fo:padding-bottom="0.15cm" fo:padding-left="0.275cm" fo:padding-right="0.275cm"/>
    </style:style>
    <style:style style:name="gr6" style:family="graphic" style:parent-style-name="standard">
      <style:graphic-properties svg:stroke-width="0.05cm" svg:stroke-color="#000000" draw:marker-start-width="0.2cm" draw:marker-end-width="0.2cm" draw:fill-color="#ccffff" draw:textarea-horizontal-align="justify" draw:textarea-vertical-align="middle" draw:auto-grow-height="false" fo:min-height="0.654cm" fo:min-width="2.404cm" fo:padding-top="0.15cm" fo:padding-bottom="0.15cm" fo:padding-left="0.275cm" fo:padding-right="0.275cm"/>
    </style:style>
    <style:style style:name="gr7" style:family="graphic" style:parent-style-name="standard">
      <style:graphic-properties svg:stroke-width="0.05cm" svg:stroke-color="#000000" draw:marker-start-width="0.2cm" draw:marker-end-width="0.2cm" draw:fill-color="#ccffff" draw:textarea-horizontal-align="justify" draw:textarea-vertical-align="middle" draw:auto-grow-height="false" fo:min-height="0.654cm" fo:min-width="4.704cm" fo:padding-top="0.15cm" fo:padding-bottom="0.15cm" fo:padding-left="0.275cm" fo:padding-right="0.275cm"/>
    </style:style>
    <style:style style:name="gr8" style:family="graphic" style:parent-style-name="standard">
      <style:graphic-properties svg:stroke-width="0.05cm" svg:stroke-color="#000000" draw:marker-start-width="0.2cm" draw:marker-end-width="0.2cm" draw:fill-color="#ccffff" draw:textarea-horizontal-align="justify" draw:textarea-vertical-align="middle" draw:auto-grow-height="false" fo:min-height="1.751cm" fo:min-width="1.934cm" fo:padding-top="0.15cm" fo:padding-bottom="0.15cm" fo:padding-left="0.275cm" fo:padding-right="0.275cm"/>
    </style:style>
    <style:style style:name="gr9" style:family="graphic" style:parent-style-name="standard">
      <style:graphic-properties svg:stroke-width="0.05cm" svg:stroke-color="#000000" draw:marker-start-width="0.2cm" draw:marker-end-width="0.2cm" draw:fill-color="#eeeeee" draw:textarea-horizontal-align="justify" draw:textarea-vertical-align="middle" draw:auto-grow-height="false" fo:min-height="2.346cm" fo:min-width="3.224cm" fo:padding-top="0.15cm" fo:padding-bottom="0.15cm" fo:padding-left="0.275cm" fo:padding-right="0.275cm" fo:wrap-option="no-wrap"/>
    </style:style>
    <style:style style:name="gr10" style:family="graphic" style:parent-style-name="standard">
      <style:graphic-properties svg:stroke-width="0.05cm" svg:stroke-color="#000000" draw:marker-start-width="0.2cm" draw:marker-end-width="0.2cm" draw:fill-color="#99ccff" draw:textarea-horizontal-align="justify" draw:textarea-vertical-align="middle" draw:auto-grow-height="false" fo:min-height="0.744cm" fo:min-width="5.694cm" fo:padding-top="0.15cm" fo:padding-bottom="0.15cm" fo:padding-left="0.275cm" fo:padding-right="0.275cm"/>
    </style:style>
    <style:style style:name="gr11"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0.654cm" fo:min-width="2.404cm" fo:padding-top="0.15cm" fo:padding-bottom="0.15cm" fo:padding-left="0.275cm" fo:padding-right="0.275cm"/>
    </style:style>
    <style:style style:name="gr12" style:family="graphic" style:parent-style-name="standard">
      <style:graphic-properties svg:stroke-width="0.05cm" svg:stroke-color="#000000" draw:marker-start-width="0.2cm" draw:marker-end-width="0.2cm" draw:fill-color="#99ccff" draw:textarea-horizontal-align="justify" draw:textarea-vertical-align="middle" draw:auto-grow-height="false" fo:min-height="2.638cm" fo:min-width="3.088cm" fo:padding-top="0.15cm" fo:padding-bottom="0.15cm" fo:padding-left="0.275cm" fo:padding-right="0.275cm"/>
    </style:style>
    <style:style style:name="gr13" style:family="graphic" style:parent-style-name="objectwithoutfill">
      <style:graphic-properties svg:stroke-width="0.05cm" svg:stroke-color="#000000" draw:marker-start-width="0.2cm" draw:marker-end="Arrow" draw:marker-end-width="0.2cm" draw:fill="none" draw:fill-color="#ffffcc" fo:padding-top="0.15cm" fo:padding-bottom="0.15cm" fo:padding-left="0.275cm" fo:padding-right="0.275cm"/>
    </style:style>
    <style:style style:name="gr14" style:family="graphic" style:parent-style-name="objectwithoutfill">
      <style:graphic-properties svg:stroke-width="0.05cm" svg:stroke-color="#000000" draw:marker-start="Arrow" draw:marker-start-width="0.2cm" draw:marker-end="Arrow" draw:marker-end-width="0.2cm" draw:fill="none" draw:fill-color="#ffffcc" fo:padding-top="0.15cm" fo:padding-bottom="0.15cm" fo:padding-left="0.275cm" fo:padding-right="0.275cm"/>
    </style:style>
    <style:style style:name="gr15"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556cm" fo:min-width="3.306cm" fo:padding-top="0.15cm" fo:padding-bottom="0.15cm" fo:padding-left="0.275cm" fo:padding-right="0.275cm"/>
    </style:style>
    <style:style style:name="gr16"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194cm" fo:min-width="3.145cm" fo:padding-top="0.15cm" fo:padding-bottom="0.15cm" fo:padding-left="0.275cm" fo:padding-right="0.275cm"/>
    </style:style>
    <style:style style:name="gr17"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646cm" fo:min-width="3.097cm" fo:padding-top="0.15cm" fo:padding-bottom="0.15cm" fo:padding-left="0.275cm" fo:padding-right="0.275cm"/>
    </style:style>
    <style:style style:name="gr18"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646cm" fo:min-width="3.496cm" fo:padding-top="0.15cm" fo:padding-bottom="0.15cm" fo:padding-left="0.275cm" fo:padding-right="0.275cm"/>
    </style:style>
    <style:style style:name="gr19"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0.924cm" fo:min-width="3.374cm" fo:padding-top="0.15cm" fo:padding-bottom="0.15cm" fo:padding-left="0.275cm" fo:padding-right="0.275cm"/>
    </style:style>
    <style:style style:name="gr20" style:family="graphic" style:parent-style-name="objectwithoutfill">
      <style:graphic-properties svg:stroke-width="0.05cm" draw:marker-start-width="0.2cm" draw:marker-end="Arrow" draw:marker-end-width="0.2cm" draw:fill="none" fo:padding-top="0.15cm" fo:padding-bottom="0.15cm" fo:padding-left="0.275cm" fo:padding-right="0.275cm"/>
    </style:style>
    <style:style style:name="gr21" style:family="graphic" style:parent-style-name="objectwithoutfill">
      <style:graphic-properties svg:stroke-width="0.05cm" draw:marker-start="Arrow" draw:marker-start-width="0.2cm" draw:marker-end="Arrow" draw:marker-end-width="0.2cm" draw:fill="none" fo:padding-top="0.15cm" fo:padding-bottom="0.15cm" fo:padding-left="0.275cm" fo:padding-right="0.275cm"/>
    </style:style>
    <style:style style:name="gr22" style:family="graphic" style:parent-style-name="objectwithoutfill">
      <style:graphic-properties draw:stroke="dash" draw:stroke-dash="Fine_20_Dashed" svg:stroke-width="0.05cm" svg:stroke-color="#666666" draw:marker-start-width="0.2cm" draw:marker-end-width="0.2cm" draw:fill="none" fo:padding-top="0.15cm" fo:padding-bottom="0.15cm" fo:padding-left="0.275cm" fo:padding-right="0.275cm"/>
    </style:style>
    <style:style style:name="gr23" style:family="graphic" style:parent-style-name="standard">
      <style:graphic-properties draw:stroke="none" svg:stroke-width="0.05cm" svg:stroke-color="#000000" draw:marker-start-width="0.2cm" draw:marker-end-width="0.2cm" draw:fill="none" draw:fill-color="#ffffff" draw:textarea-horizontal-align="left" draw:auto-grow-height="true" draw:auto-grow-width="false" fo:min-height="0.788cm" fo:min-width="0cm"/>
    </style:style>
    <style:style style:name="gr24" style:family="graphic" style:parent-style-name="standard">
      <style:graphic-properties draw:stroke="none" svg:stroke-width="0.05cm" svg:stroke-color="#000000" draw:marker-start-width="0.2cm" draw:marker-end-width="0.2cm" draw:fill="none" draw:fill-color="#ffffff" draw:textarea-horizontal-align="left" draw:auto-grow-height="true" draw:auto-grow-width="true" fo:min-height="0.788cm" fo:min-width="1.928cm"/>
    </style:style>
    <style:style style:name="gr25" style:family="graphic" style:parent-style-name="standard">
      <style:graphic-properties draw:stroke="none" svg:stroke-width="0.05cm" svg:stroke-color="#000000" draw:marker-start-width="0.2cm" draw:marker-end-width="0.2cm" draw:fill="none" draw:fill-color="#ffffff" draw:textarea-horizontal-align="left" draw:auto-grow-height="true" draw:auto-grow-width="true" fo:min-height="0.788cm" fo:min-width="2.288cm"/>
    </style:style>
    <style:style style:name="gr26" style:family="graphic" style:parent-style-name="standard">
      <style:graphic-properties draw:stroke="solid" svg:stroke-width="0.05cm" svg:stroke-color="#000000" draw:marker-start-width="0.2cm" draw:marker-end-width="0.2cm" draw:fill="solid" draw:fill-color="#eeeeee" fo:min-height="1.423cm" fo:padding-top="0.15cm" fo:padding-bottom="0.15cm" fo:padding-left="0.275cm" fo:padding-right="0.275cm"/>
    </style:style>
    <style:style style:name="gr27" style:family="graphic" style:parent-style-name="standard">
      <style:graphic-properties draw:stroke="solid" svg:stroke-width="0.05cm" svg:stroke-color="#000000" draw:marker-start-width="0.2cm" draw:marker-end-width="0.2cm" draw:fill="solid" draw:fill-color="#eeeeee" fo:min-height="1.423cm" fo:padding-top="0.15cm" fo:padding-bottom="0.15cm" fo:padding-left="0.275cm" fo:padding-right="0.275cm" draw:shadow="visible" draw:shadow-offset-x="0.1cm" draw:shadow-offset-y="0.1cm" draw:shadow-opacity="15%"/>
    </style:style>
    <style:style style:name="P1" style:family="paragraph">
      <style:paragraph-properties fo:text-align="center"/>
    </style:style>
    <style:style style:name="P2" style:family="paragraph">
      <loext:graphic-properties draw:fill-color="#cfe7f5"/>
      <style:paragraph-properties fo:text-align="center"/>
    </style:style>
    <style:style style:name="P3" style:family="paragraph">
      <loext:graphic-properties draw:fill-color="#ffffcc"/>
      <style:paragraph-properties fo:text-align="center"/>
      <style:text-properties fo:font-size="14pt" style:font-size-asian="14pt" style:font-size-complex="14pt"/>
    </style:style>
    <style:style style:name="P4" style:family="paragraph">
      <loext:graphic-properties draw:fill-color="#ccffcc"/>
      <style:paragraph-properties fo:text-align="center"/>
    </style:style>
    <style:style style:name="P5" style:family="paragraph">
      <loext:graphic-properties draw:fill-color="#99ccff"/>
      <style:paragraph-properties fo:text-align="center"/>
    </style:style>
    <style:style style:name="P6" style:family="paragraph">
      <loext:graphic-properties draw:fill-color="#ccffff"/>
      <style:paragraph-properties fo:text-align="center"/>
      <style:text-properties fo:font-size="14pt" style:font-size-asian="14pt" style:font-size-complex="14pt"/>
    </style:style>
    <style:style style:name="P7" style:family="paragraph">
      <loext:graphic-properties draw:fill-color="#ccffff"/>
      <style:paragraph-properties fo:text-align="center"/>
    </style:style>
    <style:style style:name="P8" style:family="paragraph">
      <loext:graphic-properties draw:fill-color="#eeeeee"/>
      <style:paragraph-properties fo:text-align="center"/>
    </style:style>
    <style:style style:name="P9" style:family="paragraph">
      <loext:graphic-properties draw:fill-color="#99ccff"/>
      <style:paragraph-properties fo:text-align="center"/>
      <style:text-properties fo:font-size="14pt" style:font-size-asian="14pt" style:font-size-complex="14pt"/>
    </style:style>
    <style:style style:name="P10" style:family="paragraph">
      <loext:graphic-properties draw:fill="none" draw:fill-color="#ffffcc"/>
      <style:paragraph-properties fo:text-align="center"/>
    </style:style>
    <style:style style:name="P11" style:family="paragraph">
      <loext:graphic-properties draw:fill-color="#ffffcc"/>
      <style:paragraph-properties fo:text-align="center"/>
    </style:style>
    <style:style style:name="P12" style:family="paragraph">
      <loext:graphic-properties draw:fill="none"/>
      <style:paragraph-properties fo:text-align="center"/>
    </style:style>
    <style:style style:name="P13" style:family="paragraph">
      <loext:graphic-properties draw:fill="none" draw:fill-color="#ffffff"/>
      <style:paragraph-properties fo:text-align="center"/>
      <style:text-properties fo:font-size="20pt"/>
    </style:style>
    <style:style style:name="P14" style:family="paragraph">
      <loext:graphic-properties draw:fill="solid" draw:fill-color="#eeeeee"/>
      <style:paragraph-properties fo:text-align="center"/>
      <style:text-properties fo:font-size="36pt" style:font-size-asian="36pt" style:font-size-complex="36pt"/>
    </style:style>
    <style:style style:name="T1" style:family="text">
      <style:text-properties fo:font-size="14pt" style:font-size-asian="14pt" style:font-size-complex="14pt"/>
    </style:style>
    <style:style style:name="T2" style:family="text">
      <style:text-properties fo:font-size="20pt"/>
    </style:style>
    <style:style style:name="T3"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7cm" svg:height="4.5cm" svg:x="16.8cm" svg:y="17.3cm">
          <text:p text:style-name="P1">Data Mining Platform</text:p>
          <text:p text:style-name="P1">(HDP)</text:p>
          <draw:enhanced-geometry svg:viewBox="0 0 21600 21600" draw:mirror-horizontal="false" draw:mirror-vertical="false" draw:path-stretchpoint-x="10800" draw:path-stretchpoint-y="10800" draw:text-areas="?f3 ?f4 ?f5 ?f6" draw:type="round-rectangle" draw:modifiers="38.39146856254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22" draw:id="id22" draw:layer="layout" svg:width="3.9cm" svg:height="2.089cm" svg:x="4.5cm" svg:y="10.411cm">
          <text:p text:style-name="P1"><text:span text:style-name="T1">LDUKWA</text:span><text:span text:style-name="T1"><text:line-break/></text:span><text:span text:style-name="T1">Secure Gatewa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9" draw:id="id9" draw:layer="layout" svg:width="4.1cm" svg:height="2cm" svg:x="24.5cm" svg:y="10.4cm">
          <text:p text:style-name="P1"><text:span text:style-name="T1">W3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13" draw:id="id13" draw:layer="layout" svg:width="4.1cm" svg:height="2cm" svg:x="18.1cm" svg:y="23.9cm">
          <text:p text:style-name="P1">DL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xml:id="id12" draw:id="id12" draw:layer="layout" svg:width="6.3cm" svg:height="1.2cm" svg:x="17cm" svg:y="20.4cm">
          <text:p text:style-name="P1">Storage (HBase, HDF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xml:id="id6" draw:id="id6" draw:layer="layout" svg:width="3cm" svg:height="1cm" svg:x="34.3cm" svg:y="13.5cm">
          <text:p text:style-name="P1"><text:span text:style-name="T1">Crawl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xml:id="id4" draw:id="id4" draw:layer="layout" svg:width="5.3cm" svg:height="1cm" svg:x="31.7cm" svg:y="10.4cm">
          <text:p text:style-name="P1"><text:span text:style-name="T1">WARC writing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xml:id="id8" draw:id="id8" draw:layer="layout" svg:width="4cm" svg:height="2cm" svg:x="31cm" svg:y="15cm">
          <text:p text:style-name="P1"><text:span text:style-name="T1">Frontier</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9" draw:text-style-name="P8" xml:id="id19" draw:id="id19" draw:layer="layout" svg:width="5.7cm" svg:height="4cm" svg:x="31.5cm" svg:y="2cm">
          <text:p text:style-name="P1"><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7" xml:id="id5" draw:id="id5" draw:layer="layout" svg:width="4cm" svg:height="2cm" svg:x="33cm" svg:y="20cm">
          <text:p text:style-name="P1"><text:span text:style-name="T1">WARC</text:span></text:p>
          <text:p text:style-name="P1"><text:span text:style-name="T1">files</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0" draw:text-style-name="P5" xml:id="id1" draw:id="id1" draw:layer="layout" svg:width="6.3cm" svg:height="1.1cm" svg:x="17cm" svg:y="17.5cm">
          <text:p text:style-name="P1">Compute (MR/Spa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 xml:id="id14" draw:id="id14" draw:layer="layout" svg:width="3cm" svg:height="1cm" svg:x="24.7cm" svg:y="11.9cm">
          <text:p text:style-name="P1"><text:span text:style-name="T1">Wayb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xml:id="id10" draw:id="id10" draw:layer="layout" svg:width="3cm" svg:height="1cm" svg:x="28.9cm" svg:y="13.5cm">
          <text:p text:style-name="P1"><text:span text:style-name="T1">Launc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xml:id="id2" draw:id="id2" draw:layer="layout" svg:width="3.9cm" svg:height="3.2cm" svg:x="18.2cm" svg:y="12.2cm">
          <text:p text:style-name="P1"><text:span text:style-name="T1">Analytics, </text:span></text:p>
          <text:p text:style-name="P1"><text:span text:style-name="T1">Dataset</text:span></text:p>
          <text:p text:style-name="P1"><text:span text:style-name="T1"><text:s/></text:span><text:span text:style-name="T1">&amp; Report</text:span><text:span text:style-name="T1"><text:line-break/></text:span><text:span text:style-name="T1">Generation UI</text:span></text:p>
          <text:p text:style-name="P1"><text:span text:style-name="T1">(JupyterHu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0" draw:layer="layout" svg:x1="20.15cm" svg:y1="17.5cm" svg:x2="20.15cm" svg:y2="15.4cm" draw:start-shape="id1" draw:start-glue-point="0" draw:end-shape="id2" draw:end-glue-point="2" svg:d="M20150 17500v-2100" svg:viewBox="0 0 1 2101">
          <text:p/>
        </draw:connector>
        <draw:connector draw:style-name="gr13" draw:text-style-name="P10" draw:layer="layout" svg:x1="20.15cm" svg:y1="12.2cm" svg:x2="13.7cm" svg:y2="11.4cm" draw:start-shape="id2" draw:start-glue-point="0" draw:end-shape="id3" draw:end-glue-point="1" svg:d="M20150 12200v-800h-6450" svg:viewBox="0 0 6451 801">
          <text:p/>
        </draw:connector>
        <draw:connector draw:style-name="gr13" draw:text-style-name="P10" draw:layer="layout" draw:line-skew="0.998cm" svg:x1="37cm" svg:y1="10.9cm" svg:x2="36.593cm" svg:y2="21cm" draw:start-shape="id4" draw:start-glue-point="1" draw:end-shape="id5" draw:end-glue-point="9" svg:d="M37000 10900h1524v10100h-1931" svg:viewBox="0 0 1932 10101">
          <text:p/>
        </draw:connector>
        <draw:connector draw:style-name="gr14" draw:text-style-name="P10" draw:layer="layout" svg:x1="35.8cm" svg:y1="13.5cm" svg:x2="34.35cm" svg:y2="11.4cm" draw:start-shape="id6" draw:start-glue-point="0" draw:end-shape="id4" draw:end-glue-point="2" svg:d="M35800 13500v-1049h-1450v-1051" svg:viewBox="0 0 1451 2101">
          <text:p/>
        </draw:connector>
        <draw:connector draw:style-name="gr14" draw:text-style-name="P10" draw:layer="layout" svg:x1="35.8cm" svg:y1="14.5cm" svg:x2="30.301cm" svg:y2="18.6cm" draw:start-shape="id6" draw:start-glue-point="2" draw:end-shape="id7" draw:end-glue-point="1" svg:d="M35800 14500v4100h-5499" svg:viewBox="0 0 5500 4101">
          <text:p/>
        </draw:connector>
        <draw:connector draw:style-name="gr14" draw:text-style-name="P10" draw:layer="layout" svg:x1="34.3cm" svg:y1="14cm" svg:x2="33.4cm" svg:y2="15cm" draw:start-shape="id6" draw:start-glue-point="3" draw:end-shape="id8" draw:end-glue-point="4" svg:d="M34300 14000h-900v1000" svg:viewBox="0 0 901 1001">
          <text:p/>
        </draw:connector>
        <draw:connector draw:style-name="gr13" draw:text-style-name="P10" draw:layer="layout" svg:x1="28.6cm" svg:y1="11.4cm" svg:x2="30.4cm" svg:y2="13.5cm" draw:start-shape="id9" draw:start-glue-point="1" draw:end-shape="id10" draw:end-glue-point="0" svg:d="M28600 11400h1800v2100" svg:viewBox="0 0 1801 2101">
          <text:p/>
        </draw:connector>
        <draw:connector draw:style-name="gr13" draw:text-style-name="P10" draw:layer="layout" svg:x1="31.9cm" svg:y1="14cm" svg:x2="33cm" svg:y2="15cm" draw:start-shape="id10" draw:start-glue-point="1" draw:end-shape="id8" draw:end-glue-point="5" svg:d="M31900 14000h1100v1000" svg:viewBox="0 0 1101 1001">
          <text:p/>
        </draw:connector>
        <draw:custom-shape draw:style-name="gr15" draw:text-style-name="P3" xml:id="id3" draw:id="id3" draw:layer="layout" svg:width="4cm" svg:height="2cm" svg:x="9.7cm" svg:y="10.4cm">
          <text:p text:style-name="P1"><text:span text:style-name="T1">OUKW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0" draw:layer="layout" svg:x1="15.3cm" svg:y1="12.9cm" svg:x2="13.7cm" svg:y2="11.4cm" draw:start-shape="id11" draw:start-glue-point="0" draw:end-shape="id3" draw:end-glue-point="1" svg:d="M15300 12900v-1500h-1600" svg:viewBox="0 0 1601 1501">
          <text:p/>
        </draw:connector>
        <draw:connector draw:style-name="gr14" draw:text-style-name="P10" draw:layer="layout" svg:x1="20.15cm" svg:y1="21.6cm" svg:x2="20.15cm" svg:y2="23.9cm" draw:start-shape="id12" draw:start-glue-point="2" draw:end-shape="id13" draw:end-glue-point="0" svg:d="M20150 21600v2300" svg:viewBox="0 0 1 2301">
          <text:p/>
        </draw:connector>
        <draw:custom-shape draw:style-name="gr11" draw:text-style-name="P3" xml:id="id16" draw:id="id16" draw:layer="layout" svg:width="3cm" svg:height="1cm" svg:x="9.9cm" svg:y="12cm">
          <text:p text:style-name="P1"><text:span text:style-name="T1">Waybac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0" draw:layer="layout" draw:line-skew="0.799cm" svg:x1="28.4cm" svg:y1="17.8cm" svg:x2="26.2cm" svg:y2="12.9cm" draw:start-shape="id7" draw:start-glue-point="0" draw:end-shape="id14" svg:d="M28400 17800v-1650h-2200v-3250" svg:viewBox="0 0 2201 4901">
          <text:p/>
        </draw:connector>
        <draw:custom-shape draw:style-name="gr11" draw:text-style-name="P3" xml:id="id17" draw:id="id17" draw:layer="layout" svg:width="3cm" svg:height="1cm" svg:x="4.9cm" svg:y="12.1cm">
          <text:p text:style-name="P1"><text:span text:style-name="T1">Waybac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1" xml:id="id7" draw:id="id7" draw:layer="layout" svg:width="3.801cm" svg:height="1.6cm" svg:x="26.5cm" svg:y="17.8cm">
          <text:p text:style-name="P1">CDX Server<text:line-break/>(for QA)</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0" draw:layer="layout" svg:x1="33.4cm" svg:y1="21cm" svg:x2="23.3cm" svg:y2="21cm" draw:start-shape="id5" draw:start-glue-point="6" draw:end-shape="id12" draw:end-glue-point="1" svg:d="M33400 21000h-10100" svg:viewBox="0 0 10101 1">
          <text:p/>
        </draw:connector>
        <draw:connector draw:style-name="gr13" draw:text-style-name="P10" draw:layer="layout" draw:line-skew="0.598cm" svg:x1="20.15cm" svg:y1="21.6cm" svg:x2="26.2cm" svg:y2="12.9cm" draw:start-shape="id12" draw:start-glue-point="2" draw:end-shape="id14" draw:end-glue-point="2" svg:d="M20150 21600v1124h6050v-9824" svg:viewBox="0 0 6051 9825">
          <text:p/>
        </draw:connector>
        <draw:custom-shape draw:style-name="gr17" draw:text-style-name="P11" xml:id="id15" draw:id="id15" draw:layer="layout" svg:width="3.801cm" svg:height="2.1cm" svg:x="9.5cm" svg:y="17cm">
          <text:p text:style-name="P1">CDX Server</text:p>
          <text:p text:style-name="P1">(for acces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1" xml:id="id11" draw:id="id11" draw:layer="layout" svg:width="4.2cm" svg:height="2.1cm" svg:x="13.2cm" svg:y="12.9cm">
          <text:p text:style-name="P1">Metadata &amp; Full </text:p>
          <text:p text:style-name="P1">Text Indexes</text:p>
          <text:p text:style-name="P1">(Sol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0" draw:layer="layout" svg:x1="11.4cm" svg:y1="17cm" svg:x2="11.4cm" svg:y2="13cm" draw:start-shape="id15" draw:start-glue-point="0" draw:end-shape="id16" draw:end-glue-point="2" svg:d="M11400 17000v-4000" svg:viewBox="0 0 1 4001">
          <text:p/>
        </draw:connector>
        <draw:connector draw:style-name="gr13" draw:text-style-name="P10" draw:layer="layout" draw:line-skew="0.349cm" svg:x1="20.15cm" svg:y1="17.5cm" svg:x2="15.3cm" svg:y2="15cm" draw:start-shape="id1" draw:start-glue-point="0" draw:end-shape="id11" draw:end-glue-point="2" svg:d="M20150 17500v-901h-4850v-1599" svg:viewBox="0 0 4851 2501">
          <text:p/>
        </draw:connector>
        <draw:connector draw:style-name="gr13" draw:text-style-name="P10" draw:layer="layout" svg:x1="9.5cm" svg:y1="18.05cm" svg:x2="6.4cm" svg:y2="13.1cm" draw:start-shape="id15" draw:start-glue-point="3" draw:end-shape="id17" draw:end-glue-point="2" svg:d="M9500 18050h-3100v-4950" svg:viewBox="0 0 3101 4951">
          <text:p/>
        </draw:connector>
        <draw:custom-shape draw:style-name="gr19" draw:text-style-name="P11" xml:id="id18" draw:id="id18" draw:layer="layout" svg:width="4cm" svg:height="1.3cm" svg:x="6.7cm" svg:y="22.2cm">
          <text:p text:style-name="P1">WARC Acces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0" draw:layer="layout" draw:line-skew="-0.299cm" svg:x1="6.7cm" svg:y1="22.85cm" svg:x2="4.9cm" svg:y2="12.6cm" draw:start-shape="id18" draw:start-glue-point="3" draw:end-shape="id17" draw:end-glue-point="3" svg:d="M6700 22850h-2624v-10250h824" svg:viewBox="0 0 2625 10251">
          <text:p/>
        </draw:connector>
        <draw:connector draw:style-name="gr13" draw:text-style-name="P10" draw:layer="layout" svg:x1="8.7cm" svg:y1="22.2cm" svg:x2="9.9cm" svg:y2="12.5cm" draw:start-shape="id18" draw:start-glue-point="0" draw:end-shape="id16" draw:end-glue-point="3" svg:d="M8700 22200v-9700h1200" svg:viewBox="0 0 1201 9701">
          <text:p/>
        </draw:connector>
        <draw:connector draw:style-name="gr13" draw:text-style-name="P10" draw:layer="layout" draw:line-skew="1.649cm" svg:x1="17cm" svg:y1="21cm" svg:x2="10.7cm" svg:y2="22.85cm" draw:start-shape="id12" draw:start-glue-point="3" draw:end-shape="id18" draw:end-glue-point="1" svg:d="M17000 21000h-1500v1850h-4800" svg:viewBox="0 0 6301 1851">
          <text:p/>
        </draw:connector>
        <draw:connector draw:style-name="gr13" draw:text-style-name="P10" draw:layer="layout" draw:line-skew="1.099cm" svg:x1="18.1cm" svg:y1="24.9cm" svg:x2="10.7cm" svg:y2="22.85cm" draw:start-shape="id13" draw:start-glue-point="3" draw:end-shape="id18" draw:end-glue-point="1" svg:d="M18100 24900h-2600v-2050h-4800" svg:viewBox="0 0 7401 2051">
          <text:p/>
        </draw:connector>
        <draw:connector draw:style-name="gr20" draw:text-style-name="P12" draw:layer="layout" svg:x1="34.35cm" svg:y1="6cm" svg:x2="34.35cm" svg:y2="10.4cm" draw:start-shape="id19" draw:end-shape="id4" draw:end-glue-point="0" svg:d="M34350 6000v4400" svg:viewBox="0 0 1 4401">
          <text:p/>
        </draw:connector>
        <draw:connector draw:style-name="gr21" draw:text-style-name="P12" draw:layer="layout" draw:line-skew="-0.001cm" svg:x1="23.15cm" svg:y1="8.8cm" svg:x2="26.55cm" svg:y2="10.4cm" draw:start-shape="id20" draw:end-shape="id9" draw:end-glue-point="0" svg:d="M23150 8800v799h3400v801" svg:viewBox="0 0 3401 1601">
          <text:p/>
        </draw:connector>
        <draw:connector draw:style-name="gr20" draw:text-style-name="P12" draw:layer="layout" svg:x1="11.7cm" svg:y1="10.4cm" svg:x2="31.5cm" svg:y2="4cm" draw:start-shape="id3" draw:start-glue-point="0" draw:end-shape="id19" draw:end-glue-point="3" svg:d="M11700 10400v-6400h19800" svg:viewBox="0 0 19801 6401">
          <text:p/>
        </draw:connector>
        <draw:custom-shape draw:style-name="gr9" draw:text-style-name="P8" xml:id="id21" draw:id="id21" draw:layer="layout" svg:width="5.7cm" svg:height="4cm" svg:x="3.6cm" svg:y="5cm">
          <text:p text:style-name="P1"><text:span text:style-name="T1">Reading</text:span></text:p>
          <text:p text:style-name="P1"><text:span text:style-name="T1">Room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12" draw:layer="layout" svg:x1="11.7cm" svg:y1="10.4cm" svg:x2="9.3cm" svg:y2="7cm" draw:start-shape="id3" draw:start-glue-point="0" draw:end-shape="id21" draw:end-glue-point="1" svg:d="M11700 10400v-3400h-2400" svg:viewBox="0 0 2401 3401">
          <text:p/>
        </draw:connector>
        <draw:connector draw:style-name="gr20" draw:text-style-name="P12" draw:layer="layout" svg:x1="6.45cm" svg:y1="10.411cm" svg:x2="6.45cm" svg:y2="9cm" draw:start-shape="id22" draw:start-glue-point="0" draw:end-shape="id21" draw:end-glue-point="2" svg:d="M6450 10411v-1411" svg:viewBox="0 0 1 1412">
          <text:p/>
        </draw:connector>
        <draw:connector draw:style-name="gr20" draw:text-style-name="P12" draw:layer="layout" svg:x1="17cm" svg:y1="18.05cm" svg:x2="13.301cm" svg:y2="18.05cm" draw:start-shape="id1" draw:start-glue-point="3" draw:end-shape="id15" draw:end-glue-point="1" svg:d="M17000 18050h-3699" svg:viewBox="0 0 3700 1">
          <text:p/>
        </draw:connector>
        <draw:custom-shape draw:style-name="gr9" draw:text-style-name="P8" xml:id="id20" draw:id="id20" draw:layer="layout" svg:width="5.7cm" svg:height="4cm" svg:x="20.3cm" svg:y="4.8cm">
          <text:p text:style-name="P1"><text:span text:style-name="T1">Staff Acces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12" draw:layer="layout" draw:line-skew="-0.901cm" svg:x1="20.15cm" svg:y1="12.2cm" svg:x2="23.15cm" svg:y2="8.8cm" draw:start-shape="id2" draw:start-glue-point="0" draw:end-shape="id20" draw:end-glue-point="2" svg:d="M20150 12200v-2601h3000v-799" svg:viewBox="0 0 3001 3401">
          <text:p/>
        </draw:connector>
        <draw:line draw:style-name="gr22" draw:text-style-name="P12" draw:layer="layout" svg:x1="16cm" svg:y1="26.4cm" svg:x2="16cm" svg:y2="28.5cm">
          <text:p/>
        </draw:line>
        <draw:line draw:style-name="gr22" draw:text-style-name="P12" draw:layer="layout" svg:x1="24cm" svg:y1="26.4cm" svg:x2="24cm" svg:y2="28.5cm">
          <text:p/>
        </draw:line>
        <draw:frame draw:style-name="gr23" draw:text-style-name="P13" draw:layer="layout" svg:width="2.979cm" svg:height="1.038cm" svg:x="18.514cm" svg:y="27.041cm">
          <draw:text-box>
            <text:p text:style-name="P1"><text:span text:style-name="T2">Storage</text:span></text:p>
          </draw:text-box>
        </draw:frame>
        <draw:frame draw:style-name="gr24" draw:text-style-name="P13" draw:layer="layout" svg:width="2.428cm" svg:height="1.038cm" svg:x="27cm" svg:y="27.041cm">
          <draw:text-box>
            <text:p text:style-name="P1"><text:span text:style-name="T2">Ingest</text:span></text:p>
          </draw:text-box>
        </draw:frame>
        <draw:frame draw:style-name="gr25" draw:text-style-name="P13" draw:layer="layout" svg:width="2.788cm" svg:height="1.038cm" svg:x="10.2cm" svg:y="27.041cm">
          <draw:text-box>
            <text:p text:style-name="P1"><text:span text:style-name="T2">Access</text:span></text:p>
          </draw:text-box>
        </draw:frame>
        <draw:frame draw:style-name="gr26" draw:text-style-name="P14" draw:layer="layout" svg:width="1.5cm" svg:height="1.723cm" svg:x="27.1cm" svg:y="8.375cm">
          <draw:text-box>
            <text:p text:style-name="P1"><text:span text:style-name="T3">1</text:span></text:p>
          </draw:text-box>
        </draw:frame>
        <draw:frame draw:style-name="gr26" draw:text-style-name="P14" draw:layer="layout" svg:width="1.5cm" svg:height="1.723cm" svg:x="39.1cm" svg:y="14.102cm">
          <draw:text-box>
            <text:p text:style-name="P1"><text:span text:style-name="T3">2</text:span></text:p>
          </draw:text-box>
        </draw:frame>
        <draw:frame draw:style-name="gr26" draw:text-style-name="P14" draw:layer="layout" svg:width="1.5cm" svg:height="1.723cm" svg:x="24cm" svg:y="18.975cm">
          <draw:text-box>
            <text:p text:style-name="P1"><text:span text:style-name="T3">3</text:span></text:p>
          </draw:text-box>
        </draw:frame>
        <draw:frame draw:style-name="gr27" draw:text-style-name="P14" draw:layer="layout" svg:width="1.5cm" svg:height="1.723cm" svg:x="13.5cm" svg:y="15.602cm">
          <draw:text-box>
            <text:p text:style-name="P1"><text:span text:style-name="T3">4</text:span></text:p>
          </draw:text-box>
        </draw:frame>
        <draw:frame draw:style-name="gr26" draw:text-style-name="P14" draw:layer="layout" svg:width="1.5cm" svg:height="1.723cm" svg:x="9cm" svg:y="8.202cm">
          <draw:text-box>
            <text:p text:style-name="P1"><text:span text:style-name="T3">5</text:span></text:p>
          </draw:text-box>
        </draw:frame>
        <draw:connector draw:style-name="gr20" draw:text-style-name="P12" draw:layer="layout" svg:x1="24.5cm" svg:y1="11.4cm" svg:x2="23.3cm" svg:y2="18.05cm" draw:start-shape="id9" draw:start-glue-point="3" draw:end-shape="id1" draw:end-glue-point="1" svg:d="M24500 11400h-599v6650h-601" svg:viewBox="0 0 1201 66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200%" draw:distance="2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draw:textarea-vertical-align="middl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4T22:46:03.739696000</meta:creation-date>
    <dc:date>2016-11-30T09:28:59.924000000</dc:date>
    <meta:editing-duration>P11DT6H21M48S</meta:editing-duration>
    <meta:editing-cycles>36</meta:editing-cycles>
    <meta:generator>LibreOffice/5.2.6.2$MacOSX_X86_64 LibreOffice_project/a3100ed2409ebf1c212f5048fbe377c281438fdc</meta:generator>
    <meta:print-date>2016-11-29T14:10:54.495000000</meta:print-date>
    <meta:document-statistic meta:object-count="61"/>
  </office:meta>
</office:document-meta>
</file>